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563in" fo:margin-left="0.0299in" fo:margin-right="0.0069in" table:align="margins" style:writing-mode="lr-tb"/>
    </style:style>
    <style:style style:name="Tabela1.A" style:family="table-column">
      <style:table-column-properties style:column-width="1.2771in" style:rel-column-width="12573*"/>
    </style:style>
    <style:style style:name="Tabela1.B" style:family="table-column">
      <style:table-column-properties style:column-width="1.5125in" style:rel-column-width="14891*"/>
    </style:style>
    <style:style style:name="Tabela1.C" style:family="table-column">
      <style:table-column-properties style:column-width="3.8667in" style:rel-column-width="3807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7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8" style:family="paragraph" style:parent-style-name="Standard" style:list-style-name="WW8Num5">
      <style:paragraph-properties>
        <style:tab-stops>
          <style:tab-stop style:position="0in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e7e9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2"><text:file-name text:display="name">UC01.08.00 - Lancar Notas e Situação do Aluno em Turm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0-01-14">
            <text:p text:style-name="P1">01/14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6" text:outline-level="3">Pré-condições</text:h>
      <text:list xml:id="list1837831375" text:style-name="WW8Num5">
        <text:list-item>
          <text:p text:style-name="P8">O usuário deve ter permissão para acessar este caso de uso;</text:p>
        </text:list-item>
        <text:list-item>
          <text:p text:style-name="P8">Usuário selecionou a opção no menu Turmas, subopção Lançar Notas e Situação</text:p>
        </text:list-item>
      </text:list>
      <text:h text:style-name="P6" text:outline-level="3">Atores</text:h>
      <text:p text:style-name="Text_20_body">Secretaria Acadêmica (primário)</text:p>
      <text:h text:style-name="P6" text:outline-level="3">Fluxo Principal</text:h>
      <text:list xml:id="list334697339" text:continue-list="list1837831375" text:style-name="WW8Num5">
        <text:list-item text:start-value="1">
          <text:p text:style-name="P8">Sistema exibe uma lista de cursos (sigla e nome completo);</text:p>
        </text:list-item>
        <text:list-item>
          <text:p text:style-name="P8">Usuário seleciona o curso;</text:p>
        </text:list-item>
        <text:list-item>
          <text:p text:style-name="P8">Sistema exibe a lista de período letivos existentes para esse curso, em ordem cronológica inversa, selecionando o período letivo vigente mais recentemente;</text:p>
        </text:list-item>
        <text:list-item>
          <text:p text:style-name="P8">Sistema solicita o turno, selecionando a opção padrão todos;</text:p>
        </text:list-item>
        <text:list-item>
          <text:p text:style-name="P8">Usuário informa o turno;</text:p>
        </text:list-item>
        <text:list-item>
          <text:p text:style-name="P8">Sistema exibe uma lista de turmas em situação CONFIRMADA <text:span text:style-name="T3">e/ou FINALIZADA</text:span> (destacar isso em rótulo na lista acima da tabela) que atendem ao critério informado, ordenadas por Turno, Grade e Sigla. Para cada turma o sistema exibe:</text:p>
          <text:list>
            <text:list-item>
              <text:p text:style-name="P8">Turno (p.ex. MANHÃ)</text:p>
            </text:list-item>
            <text:list-item>
              <text:p text:style-name="P8">Grade de Horário (p.ex. A)</text:p>
            </text:list-item>
            <text:list-item>
              <text:p text:style-name="P8">Sigla e Nome da Disciplina</text:p>
            </text:list-item>
            <text:list-item>
              <text:p text:style-name="P8">Professor</text:p>
            </text:list-item>
            <text:list-item text:start-value="1">
              <text:p text:style-name="P8">Situação da Turma (PLANEJADA, LIBERADA, etc.)</text:p>
            </text:list-item>
          </text:list>
        </text:list-item>
        <text:list-item>
          <text:p text:style-name="P8">Usuário seleciona uma turma;</text:p>
        </text:list-item>
        <text:list-item>
          <text:p text:style-name="P8">Sistema exibe:</text:p>
          <text:list>
            <text:list-item>
              <text:p text:style-name="P8">No cabeçalho:</text:p>
              <text:list>
                <text:list-item>
                  <text:p text:style-name="P8">Sigla e Nome do Curso;</text:p>
                </text:list-item>
                <text:list-item>
                  <text:p text:style-name="P8">Período Letivo da Turma;</text:p>
                </text:list-item>
                <text:list-item>
                  <text:p text:style-name="P8">Turno (p.ex. MANHÃ);</text:p>
                </text:list-item>
                <text:list-item>
                  <text:p text:style-name="P8">Grade (p.ex. B);</text:p>
                </text:list-item>
                <text:list-item>
                  <text:p text:style-name="P8">Sigla e Nome da Disciplina;</text:p>
                </text:list-item>
                <text:list-item>
                  <text:p text:style-name="P8">Professor</text:p>
                </text:list-item>
              </text:list>
            </text:list-item>
            <text:list-item>
              <text:p text:style-name="P8">Para cada aluno em situacao cursando (CUR), aprovado (AP), reprovado por média (RM), reprovado por falta (RF) ou isento de disciplina (ID), exibir em ordem alfabética pelo nome:</text:p>
              <text:list>
                <text:list-item>
                  <text:p text:style-name="P8">Matrícula</text:p>
                </text:list-item>
                <text:list-item>
                  <text:p text:style-name="P8">Nome</text:p>
                </text:list-item>
                <text:list-item>
                  <text:p text:style-name="P8">Média Final (p.ex. 5,5. Usar só um cada decimal);</text:p>
                </text:list-item>
                <text:list-item>
                  <text:p text:style-name="P8">Total de Faltas (p.ex. 8, valor inteiro maior ou igual a zero);</text:p>
                </text:list-item>
                <text:list-item>
                  <text:p text:style-name="P8">Situação (CUR, AP, RM, RF ou ID); </text:p>
                </text:list-item>
                <text:list-item>
                  <text:p text:style-name="P8">Opção Editar;</text:p>
                </text:list-item>
              </text:list>
            </text:list-item>
          </text:list>
        </text:list-item>
      </text:list>
      <text:h text:style-name="P6" text:outline-level="3"><text:soft-page-break/>Fluxo Alternativo 1</text:h>
      <text:list xml:id="list1441628626" text:continue-list="list334697339" text:style-name="WW8Num5">
        <text:list-item text:start-value="1">
          <text:p text:style-name="P8">Usuário pode encerrar caso de uso a qualquer momento;</text:p>
        </text:list-item>
      </text:list>
      <text:h text:style-name="P6" text:outline-level="3">Pós-condições</text:h>
      <text:list xml:id="list49573952" text:continue-list="list1441628626" text:style-name="WW8Num5">
        <text:list-item text:start-value="1">
          <text:p text:style-name="P8">Usuário consultou as notas e situações dos alunos de uma turma;</text:p>
        </text:list-item>
        <text:list-item>
          <text:p text:style-name="P8">Sistema registrou no log de auditoria a seguinte informação: “Consultada as notas e situações dos alunos de uma turma, do curso <text:span text:style-name="T1">TASI – Análise de Sistemas</text:span><text:span text:style-name="T2">, Período Letivo </text:span><text:span text:style-name="T1">2011.1</text:span><text:span text:style-name="T2">, Turno </text:span><text:span text:style-name="T1">NOITE</text:span><text:span text:style-name="T2">, Grade </text:span><text:span text:style-name="T1">A</text:span><text:span text:style-name="T2">, da disciplina </text:span><text:span text:style-name="T1">OO2 – Orientação a Objetos 2</text:span><text:span text:style-name="T2">, Professor </text:span><text:span text:style-name="T1">FULANO</text:span><text:span text:style-name="T2">.” </text:span></text:p>
        </text:list-item>
      </text:list>
      <text:h text:style-name="P6" text:outline-level="3">Regras de Negócio</text:h>
      <text:p text:style-name="P5">Não aplicável.</text:p>
      <text:p text:style-name="P4"/>
      <text:p text:style-name="P4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5-20T20:19:37</dc:date>
    <meta:editing-cycles>11</meta:editing-cycles>
    <meta:editing-duration>PT01H02M57S</meta:editing-duration>
    <meta:generator>OpenOffice.org/3.2$Linux OpenOffice.org_project/320m19$Build-9505</meta:generator>
    <meta:document-statistic meta:table-count="1" meta:image-count="0" meta:object-count="0" meta:page-count="2" meta:paragraph-count="48" meta:word-count="355" meta:character-count="2095"/>
    <dc:creator>mbelo </dc:creator>
    <meta:user-defined meta:name="_DocHome" meta:value-type="float">1971586133</meta:user-defined>
  </office:meta>
</office:document-meta>
</file>